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f62f6" officeooo:paragraph-rsid="002f62f6" style:font-weight-asian="bold" style:font-weight-complex="bold"/>
    </style:style>
    <style:style style:name="P3" style:family="paragraph" style:parent-style-name="Standard">
      <style:text-properties fo:font-size="16pt" officeooo:rsid="0031fe5d" officeooo:paragraph-rsid="0031fe5d"/>
    </style:style>
    <style:style style:name="P4" style:family="paragraph" style:parent-style-name="Standard">
      <style:text-properties fo:font-size="16pt" officeooo:rsid="0033b164" officeooo:paragraph-rsid="0033b164"/>
    </style:style>
    <style:style style:name="P5" style:family="paragraph" style:parent-style-name="Standard">
      <style:text-properties fo:font-size="16pt" officeooo:rsid="0034f65c" officeooo:paragraph-rsid="0034f65c"/>
    </style:style>
    <style:style style:name="T1" style:family="text">
      <style:text-properties officeooo:rsid="003406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bstoff Temperatur am Starship</text:p>
      <text:p text:style-name="P1"/>
      <text:p text:style-name="P3">Der Tank des Starships ist mit Methan und Sauerstoff gefüllt.</text:p>
      <text:p text:style-name="P3">Dieser Inhalt muss bis zur Landung am Mars im Tank behalten werden. Denn für die Landung am Mars braucht es einen „landing burn“, und dieser ist nur möglich mit einer Tankfüllung.</text:p>
      <text:p text:style-name="P3"/>
      <text:p text:style-name="P4">Der Tank muss mindestens teilweise gefüllt sein, und das über die gesamte Dauer der Schifffahrt hinweg. <text:span text:style-name="T1">Das sind zwischen Erde („Inos“) und Mars („Heres“) bis zu sechs Monate.</text:span></text:p>
      <text:p text:style-name="P4"/>
      <text:p text:style-name="P5">Die Frage ist also nun: wie haltet man große Mengen Methan und Sauerstoff in einem Tank über sechs Monate lang stabil?</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08T23:48:55.241424898</dc:date>
    <meta:editing-duration>PT12M35S</meta:editing-duration>
    <meta:editing-cycles>27</meta:editing-cycles>
    <meta:document-statistic meta:table-count="0" meta:image-count="0" meta:object-count="0" meta:page-count="1" meta:paragraph-count="5" meta:word-count="94" meta:character-count="566" meta:non-whitespace-character-count="477"/>
  </office:meta>
</office:document-meta>
</file>